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officeooo:rsid="001ca29d" officeooo:paragraph-rsid="001ca29d" fo:background-color="#ffff00"/>
    </style:style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color="#c9211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00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0955549" text:style-name="L1">
        <text:list-item>
          <text:p text:style-name="P3">What is Python</text:p>
        </text:list-item>
        <text:list-item>
          <text:p text:style-name="P3">Python Documentation Resources</text:p>
        </text:list-item>
        <text:list-item>
          <text:p text:style-name="P3">Porting From Python 2 to Python 3</text:p>
        </text:list-item>
        <text:list-item>
          <text:p text:style-name="P6">c</text:p>
        </text:list-item>
        <text:list-item>
          <text:p text:style-name="P5">Download and Install Python 3</text:p>
        </text:list-item>
        <text:list-item>
          <text:p text:style-name="P5">Write Your First Python Script</text:p>
        </text:list-item>
        <text:list-item>
          <text:p text:style-name="P5">Run Your First Python Script</text:p>
        </text:list-item>
        <text:list-item>
          <text:p text:style-name="P5">Python Basics</text:p>
        </text:list-item>
        <text:list-item>
          <text:p text:style-name="P5">Syntax</text:p>
        </text:list-item>
        <text:list-item>
          <text:p text:style-name="P5">Comments</text:p>
        </text:list-item>
        <text:list-item>
          <text:p text:style-name="P5">Data Types</text:p>
        </text:list-item>
        <text:list-item>
          <text:p text:style-name="P5">Numbers</text:p>
        </text:list-item>
        <text:list-item>
          <text:p text:style-name="P5">Casting</text:p>
        </text:list-item>
        <text:list-item>
          <text:p text:style-name="P5">Booleans</text:p>
        </text:list-item>
        <text:list-item>
          <text:p text:style-name="P5">Operators</text:p>
        </text:list-item>
        <text:list-item>
          <text:p text:style-name="P5">If Else Statements</text:p>
        </text:list-item>
        <text:list-item>
          <text:p text:style-name="P5">While Loops</text:p>
        </text:list-item>
        <text:list-item>
          <text:p text:style-name="P5">For Loops</text:p>
        </text:list-item>
        <text:list-item>
          <text:p text:style-name="P5">Functions</text:p>
        </text:list-item>
        <text:list-item>
          <text:p text:style-name="P3">Lambda</text:p>
        </text:list-item>
        <text:list-item>
          <text:p text:style-name="P3">Arrays</text:p>
        </text:list-item>
        <text:list-item>
          <text:p text:style-name="P4"><text:span text:style-name="T5">Classes </text:span>and Objects</text:p>
        </text:list-item>
        <text:list-item>
          <text:p text:style-name="P4">Inheritance</text:p>
        </text:list-item>
        <text:list-item>
          <text:p text:style-name="P4">Iterators</text:p>
        </text:list-item>
        <text:list-item>
          <text:p text:style-name="P4">Scope</text:p>
        </text:list-item>
        <text:list-item>
          <text:p text:style-name="P4">Modules</text:p>
        </text:list-item>
        <text:list-item>
          <text:p text:style-name="P4">Dates</text:p>
        </text:list-item>
        <text:list-item>
          <text:p text:style-name="P4">Math</text:p>
        </text:list-item>
        <text:list-item>
          <text:p text:style-name="P4">JSON</text:p>
        </text:list-item>
        <text:list-item>
          <text:p text:style-name="P4">RegEx</text:p>
        </text:list-item>
        <text:list-item>
          <text:p text:style-name="P4">PIP</text:p>
        </text:list-item>
        <text:list-item>
          <text:p text:style-name="P4">Try Except</text:p>
        </text:list-item>
        <text:list-item>
          <text:p text:style-name="P4">User Input</text:p>
        </text:list-item>
        <text:list-item>
          <text:p text:style-name="P4">String Formatting</text:p>
        </text:list-item>
        <text:list-item>
          <text:p text:style-name="P4">Variables</text:p>
        </text:list-item>
        <text:list-item>
          <text:p text:style-name="P4">Strings</text:p>
        </text:list-item>
        <text:list-item>
          <text:p text:style-name="P4">Lists</text:p>
        </text:list-item>
        <text:list-item>
          <text:p text:style-name="P4">Tuples</text:p>
        </text:list-item>
        <text:list-item>
          <text:p text:style-name="P4">Sets</text:p>
        </text:list-item>
        <text:list-item>
          <text:p text:style-name="P2">Dictionarie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19:41.963571085</meta:creation-date>
    <dc:date>2021-03-04T17:53:09.868945052</dc:date>
    <meta:editing-duration>PT35M2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113" meta:character-count="484" meta:non-whitespace-character-count="451"/>
  </office:meta>
</office:document-meta>
</file>